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4.94mm"/>
    </style:style>
    <style:style style:name="co4" style:family="table-column">
      <style:table-column-properties fo:break-before="auto" style:column-width="27.23mm"/>
    </style:style>
    <style:style style:name="co5" style:family="table-column">
      <style:table-column-properties fo:break-before="auto" style:column-width="16.85mm"/>
    </style:style>
    <style:style style:name="co6" style:family="table-column">
      <style:table-column-properties fo:break-before="auto" style:column-width="14.73mm"/>
    </style:style>
    <style:style style:name="co7" style:family="table-column">
      <style:table-column-properties fo:break-before="auto" style:column-width="13.86mm"/>
    </style:style>
    <style:style style:name="co8" style:family="table-column">
      <style:table-column-properties fo:break-before="auto" style:column-width="70.75mm"/>
    </style:style>
    <style:style style:name="co9" style:family="table-column">
      <style:table-column-properties fo:break-before="auto" style:column-width="42.74mm"/>
    </style:style>
    <style:style style:name="co10" style:family="table-column">
      <style:table-column-properties fo:break-before="auto" style:column-width="52.71mm"/>
    </style:style>
    <style:style style:name="co11" style:family="table-column">
      <style:table-column-properties fo:break-before="auto" style:column-width="53.36mm"/>
    </style:style>
    <style:style style:name="co12" style:family="table-column">
      <style:table-column-properties fo:break-before="auto" style:column-width="22.15mm"/>
    </style:style>
    <style:style style:name="co13" style:family="table-column">
      <style:table-column-properties fo:break-before="auto" style:column-width="44.64mm"/>
    </style:style>
    <style:style style:name="co14" style:family="table-column">
      <style:table-column-properties fo:break-before="auto" style:column-width="47.2mm"/>
    </style:style>
    <style:style style:name="co15" style:family="table-column">
      <style:table-column-properties fo:break-before="auto" style:column-width="60.36mm"/>
    </style:style>
    <style:style style:name="co16" style:family="table-column">
      <style:table-column-properties fo:break-before="auto" style:column-width="20.87mm"/>
    </style:style>
    <style:style style:name="co17" style:family="table-column">
      <style:table-column-properties fo:break-before="auto" style:column-width="35.1mm"/>
    </style:style>
    <style:style style:name="co18" style:family="table-column">
      <style:table-column-properties fo:break-before="auto" style:column-width="120.21mm"/>
    </style:style>
    <style:style style:name="co19" style:family="table-column">
      <style:table-column-properties fo:break-before="auto" style:column-width="51.22mm"/>
    </style:style>
    <style:style style:name="co20" style:family="table-column">
      <style:table-column-properties fo:break-before="auto" style:column-width="42.95mm"/>
    </style:style>
    <style:style style:name="co21" style:family="table-column">
      <style:table-column-properties fo:break-before="auto" style:column-width="34.89mm"/>
    </style:style>
    <style:style style:name="co22" style:family="table-column">
      <style:table-column-properties fo:break-before="auto" style:column-width="17.06mm"/>
    </style:style>
    <style:style style:name="co23" style:family="table-column">
      <style:table-column-properties fo:break-before="auto" style:column-width="6.86mm"/>
    </style:style>
    <style:style style:name="co24" style:family="table-column">
      <style:table-column-properties fo:break-before="auto" style:column-width="53.99mm"/>
    </style:style>
    <style:style style:name="co25" style:family="table-column">
      <style:table-column-properties fo:break-before="auto" style:column-width="59.07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19.39mm"/>
    </style:style>
    <style:style style:name="co28" style:family="table-column">
      <style:table-column-properties fo:break-before="auto" style:column-width="72.25mm"/>
    </style:style>
    <style:style style:name="co29" style:family="table-column">
      <style:table-column-properties fo:break-before="auto" style:column-width="78.62mm"/>
    </style:style>
    <style:style style:name="co30" style:family="table-column">
      <style:table-column-properties fo:break-before="auto" style:column-width="24.69mm"/>
    </style:style>
    <style:style style:name="co31" style:family="table-column">
      <style:table-column-properties fo:break-before="auto" style:column-width="8.57mm"/>
    </style:style>
    <style:style style:name="co32" style:family="table-column">
      <style:table-column-properties fo:break-before="auto" style:column-width="28.1mm"/>
    </style:style>
    <style:style style:name="co33" style:family="table-column">
      <style:table-column-properties fo:break-before="auto" style:column-width="68.84mm"/>
    </style:style>
    <style:style style:name="co34" style:family="table-column">
      <style:table-column-properties fo:break-before="auto" style:column-width="99.84mm"/>
    </style:style>
    <style:style style:name="co35" style:family="table-column">
      <style:table-column-properties fo:break-before="auto" style:column-width="96.64mm"/>
    </style:style>
    <style:style style:name="co36" style:family="table-column">
      <style:table-column-properties fo:break-before="auto" style:column-width="33.6mm"/>
    </style:style>
    <style:style style:name="co37" style:family="table-column">
      <style:table-column-properties fo:break-before="auto" style:column-width="43.59mm"/>
    </style:style>
    <style:style style:name="co38" style:family="table-column">
      <style:table-column-properties fo:break-before="auto" style:column-width="76.69mm"/>
    </style:style>
    <style:style style:name="co39" style:family="table-column">
      <style:table-column-properties fo:break-before="auto" style:column-width="84.54mm"/>
    </style:style>
    <style:style style:name="co40" style:family="table-column">
      <style:table-column-properties fo:break-before="auto" style:column-width="94.53mm"/>
    </style:style>
    <style:style style:name="co41" style:family="table-column">
      <style:table-column-properties fo:break-before="auto" style:column-width="18.96mm"/>
    </style:style>
    <style:style style:name="co42" style:family="table-column">
      <style:table-column-properties fo:break-before="auto" style:column-width="12.81mm"/>
    </style:style>
    <style:style style:name="co43" style:family="table-column">
      <style:table-column-properties fo:break-before="auto" style:column-width="10.48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llResult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16" table:number-columns-repeated="4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40" table:number-columns-repeated="5" table:default-cell-style-name="Default"/>
        <table:table-column table:style-name="co41" table:default-cell-style-name="Default"/>
        <table:table-column table:style-name="co16" table:default-cell-style-name="Default"/>
        <table:table-column table:style-name="co41" table:number-columns-repeated="2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16" table:default-cell-style-name="Default"/>
        <table:table-column table:style-name="co41" table:number-columns-repeated="2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2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6" table:number-rows-spanned="1">
            <text:p>sample</text:p>
          </table:table-cell>
          <table:covered-table-cell table:number-columns-repeated="5" table:style-name="ce1"/>
          <table:table-cell table:style-name="ce1" office:value-type="string" calcext:value-type="string">
            <text:p>more</text:p>
          </table:table-cell>
          <table:table-cell table:style-name="ce1" office:value-type="string" calcext:value-type="string" table:number-columns-spanned="7" table:number-rows-spanned="1">
            <text:p>parameters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1"/>
          <table:table-cell table:style-name="ce1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1"/>
          <table:table-cell table:style-name="ce1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1"/>
          <table:table-cell table:style-name="ce1" office:value-type="string" calcext:value-type="string" table:number-columns-spanned="15" table:number-rows-spanned="1">
            <text:p>density/abundance</text:p>
          </table:table-cell>
          <table:covered-table-cell table:number-columns-repeated="14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IndAnlys</text:p>
          </table:table-cell>
          <table:table-cell table:style-name="ce1" office:value-type="string" calcext:value-type="string">
            <text:p>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>
            <text:p>estimated value of A(5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number-columns-repeated="2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0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number-columns-repeated="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0T19:51:14.64" calcext:value-type="date">
            <text:p>2020-04-20 19:51:14</text:p>
          </table:table-cell>
          <table:table-cell office:value-type="string" calcext:value-type="string">
            <text:p>ACDC\2019-nat-red\SylvAtri-ab-m-5mn-haz-cos-2mybzkjb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4.863" calcext:value-type="float">
            <text:p>234,863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0T19:51:14.58" calcext:value-type="date">
            <text:p>2020-04-20 19:51:14</text:p>
          </table:table-cell>
          <table:table-cell office:value-type="string" calcext:value-type="string">
            <text:p>ACDC\2019-nat-red\SylvAtri-ab-m-5mn-hno-cos-g10-8kbbvnfh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47.157" calcext:value-type="float">
            <text:p>247,157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0T19:51:14.59" calcext:value-type="date">
            <text:p>2020-04-20 19:51:14</text:p>
          </table:table-cell>
          <table:table-cell office:value-type="string" calcext:value-type="string">
            <text:p>ACDC\2019-nat-red\SylvAtri-ab-m-5mn-hno-cos-d280-uba__696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44.8400000000002" calcext:value-type="float">
            <text:p>44,8400000000002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g20-d300-t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0T19:51:14.61" calcext:value-type="date">
            <text:p>2020-04-20 19:51:14</text:p>
          </table:table-cell>
          <table:table-cell office:value-type="string" calcext:value-type="string">
            <text:p>ACDC\2019-nat-red\SylvAtri-ab-m-5mn-hno-cos-g20-d300-t14-ub6nm80_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office:value-type="float" office:value="0.2347112" calcext:value-type="float">
            <text:p>0,2347112</text:p>
          </table:table-cell>
          <table:table-cell office:value-type="float" office:value="0.04722983" calcext:value-type="float">
            <text:p>0,04722983</text:p>
          </table:table-cell>
          <table:table-cell office:value-type="float" office:value="0.01923484" calcext:value-type="float">
            <text:p>0,01923484</text:p>
          </table:table-cell>
          <table:table-cell office:value-type="float" office:value="0.2347112" calcext:value-type="float">
            <text:p>0,2347112</text:p>
          </table:table-cell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0T19:51:14.55" calcext:value-type="date">
            <text:p>2020-04-20 19:51:14</text:p>
          </table:table-cell>
          <table:table-cell office:value-type="string" calcext:value-type="string">
            <text:p>ACDC\2019-nat-red\SylvAtri-ab-m-5mn-hno-cos-ylnaw299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50.879" calcext:value-type="float">
            <text:p>250,879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03117323" calcext:value-type="float">
            <text:p>3,117323E-05</text:p>
          </table:table-cell>
          <table:table-cell office:value-type="float" office:value="0.000007510185" calcext:value-type="float">
            <text:p>7,510185E-06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g15-d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0T19:51:14.66" calcext:value-type="date">
            <text:p>2020-04-20 19:51:14</text:p>
          </table:table-cell>
          <table:table-cell office:value-type="string" calcext:value-type="string">
            <text:p>ACDC\2019-nat-red\SylvAtri-ab-m-5mn-hno-cos-g15-d300-2_8o_q82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1.8020000000001" calcext:value-type="float">
            <text:p>21,8020000000001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0T19:51:15.12" calcext:value-type="date">
            <text:p>2020-04-20 19:51:15</text:p>
          </table:table-cell>
          <table:table-cell office:value-type="string" calcext:value-type="string">
            <text:p>ACDC\2019-nat-red\SylvAtri-ab-m-5mn-haz-cos-g10-36w5kchp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1.345" calcext:value-type="float">
            <text:p>231,345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0T19:51:15.14" calcext:value-type="date">
            <text:p>2020-04-20 19:51:15</text:p>
          </table:table-cell>
          <table:table-cell office:value-type="string" calcext:value-type="string">
            <text:p>ACDC\2019-nat-red\SylvAtri-ab-m-5mn-haz-cos-d280-pw1kc46e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43.3800000000001" calcext:value-type="float">
            <text:p>43,3800000000001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0T19:51:15.2" calcext:value-type="date">
            <text:p>2020-04-20 19:51:15</text:p>
          </table:table-cell>
          <table:table-cell office:value-type="string" calcext:value-type="string">
            <text:p>ACDC\2019-nat-red\SylvAtri-ab-m-10mn-hno-cos-g10-5l_re3ta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85.592000000001" calcext:value-type="float">
            <text:p>385,592000000001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0T19:51:15.16" calcext:value-type="date">
            <text:p>2020-04-20 19:51:15</text:p>
          </table:table-cell>
          <table:table-cell office:value-type="string" calcext:value-type="string">
            <text:p>ACDC\2019-nat-red\SylvAtri-ab-m-10mn-hno-cos-gx9b5hvy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21.739000000001" calcext:value-type="float">
            <text:p>421,739000000001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g15-d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0T19:51:15.19" calcext:value-type="date">
            <text:p>2020-04-20 19:51:15</text:p>
          </table:table-cell>
          <table:table-cell office:value-type="string" calcext:value-type="string">
            <text:p>ACDC\2019-nat-red\SylvAtri-ab-m-5mn-haz-cos-g15-d300-jzijpi9p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8.308" calcext:value-type="float">
            <text:p>18,308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9,65118E-05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g20-d300-t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0T19:51:15.18" calcext:value-type="date">
            <text:p>2020-04-20 19:51:15</text:p>
          </table:table-cell>
          <table:table-cell office:value-type="string" calcext:value-type="string">
            <text:p>ACDC\2019-nat-red\SylvAtri-ab-m-5mn-haz-cos-g20-d300-t14-8e0ltf4u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office:value-type="float" office:value="0.4473896" calcext:value-type="float">
            <text:p>0,4473896</text:p>
          </table:table-cell>
          <table:table-cell office:value-type="float" office:value="0.07956392" calcext:value-type="float">
            <text:p>0,07956392</text:p>
          </table:table-cell>
          <table:table-cell office:value-type="float" office:value="0.07932407" calcext:value-type="float">
            <text:p>0,07932407</text:p>
          </table:table-cell>
          <table:table-cell office:value-type="float" office:value="0.4473896" calcext:value-type="float">
            <text:p>0,4473896</text:p>
          </table:table-cell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0T19:51:15.66" calcext:value-type="date">
            <text:p>2020-04-20 19:51:15</text:p>
          </table:table-cell>
          <table:table-cell office:value-type="string" calcext:value-type="string">
            <text:p>ACDC\2019-nat-red\SylvAtri-ab-m-10mn-hno-cos-d280-_kcl1u51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68.4760000000006" calcext:value-type="float">
            <text:p>68,4760000000006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9,76596E-05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0T19:51:15.74" calcext:value-type="date">
            <text:p>2020-04-20 19:51:15</text:p>
          </table:table-cell>
          <table:table-cell office:value-type="string" calcext:value-type="string">
            <text:p>ACDC\2019-nat-red\SylvAtri-ab-m-10mn-haz-cos-ael1pm1n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09.358" calcext:value-type="float">
            <text:p>409,358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9,74612E-05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0T19:51:15.78" calcext:value-type="date">
            <text:p>2020-04-20 19:51:15</text:p>
          </table:table-cell>
          <table:table-cell office:value-type="string" calcext:value-type="string">
            <text:p>ACDC\2019-nat-red\SylvAtri-ab-m-10mn-haz-cos-g10-ot_7o3lq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73.265" calcext:value-type="float">
            <text:p>373,265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9,795059E-05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g15-d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0T19:51:15.77" calcext:value-type="date">
            <text:p>2020-04-20 19:51:15</text:p>
          </table:table-cell>
          <table:table-cell office:value-type="string" calcext:value-type="string">
            <text:p>ACDC\2019-nat-red\SylvAtri-ab-m-10mn-hno-cos-g15-d300-7om7dg09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7.7440000000001" calcext:value-type="float">
            <text:p>47,7440000000001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0T19:51:15.81" calcext:value-type="date">
            <text:p>2020-04-20 19:51:15</text:p>
          </table:table-cell>
          <table:table-cell office:value-type="string" calcext:value-type="string">
            <text:p>ACDC\2019-nat-red\SylvAtri-ab-m-10mn-haz-cos-d280-fuz183sf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66.3299999999999" calcext:value-type="float">
            <text:p>66,3299999999999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g20-d300-t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0T19:51:15.83" calcext:value-type="date">
            <text:p>2020-04-20 19:51:15</text:p>
          </table:table-cell>
          <table:table-cell office:value-type="string" calcext:value-type="string">
            <text:p>ACDC\2019-nat-red\SylvAtri-ab-m-10mn-hno-cos-g20-d300-t18-ogntc8rw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3" calcext:value-type="float">
            <text:p>2,67700000000013</text:p>
          </table:table-cell>
          <table:table-cell office:value-type="float" office:value="3942.185" calcext:value-type="float">
            <text:p>3942,18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1588064" calcext:value-type="float">
            <text:p>0,01588064</text:p>
          </table:table-cell>
          <table:table-cell office:value-type="float" office:value="0.05072635" calcext:value-type="float">
            <text:p>0,0507263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g15-d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0T19:51:16.12" calcext:value-type="date">
            <text:p>2020-04-20 19:51:16</text:p>
          </table:table-cell>
          <table:table-cell office:value-type="string" calcext:value-type="string">
            <text:p>ACDC\2019-nat-red\SylvAtri-ab-m-10mn-haz-cos-g15-d300-01l3azcm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4.3629999999998" calcext:value-type="float">
            <text:p>44,3629999999998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9,456273E-05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3,963984E-06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a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0T19:51:16.26" calcext:value-type="date">
            <text:p>2020-04-20 19:51:16</text:p>
          </table:table-cell>
          <table:table-cell office:value-type="string" calcext:value-type="string">
            <text:p>ACDC\2019-nat-red\SylvAtri-ab-ma-5mn-haz-cos-nf12qw3f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a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0T19:51:16.28" calcext:value-type="date">
            <text:p>2020-04-20 19:51:16</text:p>
          </table:table-cell>
          <table:table-cell office:value-type="string" calcext:value-type="string">
            <text:p>ACDC\2019-nat-red\SylvAtri-ab-ma-5mn-hno-cos-t4cxwynx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16.0160000000005" calcext:value-type="float">
            <text:p>16,0160000000005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03117323" calcext:value-type="float">
            <text:p>3,117323E-05</text:p>
          </table:table-cell>
          <table:table-cell office:value-type="float" office:value="0.000007510185" calcext:value-type="float">
            <text:p>7,510185E-06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0T19:51:16.35" calcext:value-type="date">
            <text:p>2020-04-20 19:51:16</text:p>
          </table:table-cell>
          <table:table-cell office:value-type="string" calcext:value-type="string">
            <text:p>ACDC\2019-nat-red\SylvAtri-ab-ma-10mn-hno-cos-g10-0avumjc_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85.592000000001" calcext:value-type="float">
            <text:p>385,592000000001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0T19:51:16.34" calcext:value-type="date">
            <text:p>2020-04-20 19:51:16</text:p>
          </table:table-cell>
          <table:table-cell office:value-type="string" calcext:value-type="string">
            <text:p>ACDC\2019-nat-red\SylvAtri-ab-ma-10mn-hno-cos-xldl3z5g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21.739000000001" calcext:value-type="float">
            <text:p>421,739000000001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g20-d300-t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0T19:51:16.25" calcext:value-type="date">
            <text:p>2020-04-20 19:51:16</text:p>
          </table:table-cell>
          <table:table-cell office:value-type="string" calcext:value-type="string">
            <text:p>ACDC\2019-nat-red\SylvAtri-ab-m-10mn-haz-cos-g20-d300-t18-vxa8d_cv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3582817" calcext:value-type="float">
            <text:p>0,03582817</text:p>
          </table:table-cell>
          <table:table-cell office:value-type="float" office:value="0.1103657" calcext:value-type="float">
            <text:p>0,1103657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9,659945E-0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0T19:51:16.51" calcext:value-type="date">
            <text:p>2020-04-20 19:51:16</text:p>
          </table:table-cell>
          <table:table-cell office:value-type="string" calcext:value-type="string">
            <text:p>ACDC\2019-nat-red\SylvAtri-ab-ma-10mn-hno-cos-d280-tbnbaf7q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68.4760000000006" calcext:value-type="float">
            <text:p>68,4760000000006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9,76596E-05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-g15-d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0T19:51:16.64" calcext:value-type="date">
            <text:p>2020-04-20 19:51:16</text:p>
          </table:table-cell>
          <table:table-cell office:value-type="string" calcext:value-type="string">
            <text:p>ACDC\2019-nat-red\SylvAtri-ab-ma-10mn-hno-cos-g15-d300-d31a778n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7.7440000000001" calcext:value-type="float">
            <text:p>47,7440000000001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-g20-d300-t1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0T19:51:16.73" calcext:value-type="date">
            <text:p>2020-04-20 19:51:16</text:p>
          </table:table-cell>
          <table:table-cell office:value-type="string" calcext:value-type="string">
            <text:p>ACDC\2019-nat-red\SylvAtri-ab-ma-10mn-hno-cos-g20-d300-t19-ewmgw7jx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3" calcext:value-type="float">
            <text:p>2,67700000000013</text:p>
          </table:table-cell>
          <table:table-cell office:value-type="float" office:value="3942.185" calcext:value-type="float">
            <text:p>3942,18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1588064" calcext:value-type="float">
            <text:p>0,01588064</text:p>
          </table:table-cell>
          <table:table-cell office:value-type="float" office:value="0.05072635" calcext:value-type="float">
            <text:p>0,0507263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0T19:51:16.8" calcext:value-type="date">
            <text:p>2020-04-20 19:51:16</text:p>
          </table:table-cell>
          <table:table-cell office:value-type="string" calcext:value-type="string">
            <text:p>ACDC\2019-nat-red\SylvAtri-ab-ma-10mn-haz-cos-g10-dpw2stdw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73.265" calcext:value-type="float">
            <text:p>373,265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9,795059E-05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0T19:51:16.81" calcext:value-type="date">
            <text:p>2020-04-20 19:51:16</text:p>
          </table:table-cell>
          <table:table-cell office:value-type="string" calcext:value-type="string">
            <text:p>ACDC\2019-nat-red\SylvAtri-ab-ma-10mn-haz-cos-w235mln8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09.358" calcext:value-type="float">
            <text:p>409,358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9,74612E-05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0T19:51:16.88" calcext:value-type="date">
            <text:p>2020-04-20 19:51:16</text:p>
          </table:table-cell>
          <table:table-cell office:value-type="string" calcext:value-type="string">
            <text:p>ACDC\2019-nat-red\SylvAtri-ab-ma-10mn-haz-cos-d280-u9c2dz8g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66.3299999999999" calcext:value-type="float">
            <text:p>66,3299999999999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-g15-d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0T19:51:16.95" calcext:value-type="date">
            <text:p>2020-04-20 19:51:16</text:p>
          </table:table-cell>
          <table:table-cell office:value-type="string" calcext:value-type="string">
            <text:p>ACDC\2019-nat-red\SylvAtri-ab-ma-10mn-haz-cos-g15-d300-mll8s2lf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4.3629999999998" calcext:value-type="float">
            <text:p>44,3629999999998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9,456273E-05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3,963984E-06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-g20-d300-t1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0T19:51:16.99" calcext:value-type="date">
            <text:p>2020-04-20 19:51:16</text:p>
          </table:table-cell>
          <table:table-cell office:value-type="string" calcext:value-type="string">
            <text:p>ACDC\2019-nat-red\SylvAtri-ab-ma-10mn-haz-cos-g20-d300-t19-ih5hewsl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3582817" calcext:value-type="float">
            <text:p>0,03582817</text:p>
          </table:table-cell>
          <table:table-cell office:value-type="float" office:value="0.1103657" calcext:value-type="float">
            <text:p>0,1103657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9,659945E-0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0T19:51:17.09" calcext:value-type="date">
            <text:p>2020-04-20 19:51:17</text:p>
          </table:table-cell>
          <table:table-cell office:value-type="string" calcext:value-type="string">
            <text:p>ACDC\2019-nat-red\TurdMeru-ab-m-5mn-hno-cos-r8bni1cw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4" calcext:value-type="float">
            <text:p>4</text:p>
          </table:table-cell>
          <table:table-cell office:value-type="float" office:value="126.181" calcext:value-type="float">
            <text:p>126,181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8,45433E-05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7,155894E-05</text:p>
          </table:table-cell>
          <table:table-cell office:value-type="float" office:value="0.00009988368" calcext:value-type="float">
            <text:p>9,988368E-05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d4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0T19:51:17.2" calcext:value-type="date">
            <text:p>2020-04-20 19:51:17</text:p>
          </table:table-cell>
          <table:table-cell office:value-type="string" calcext:value-type="string">
            <text:p>ACDC\2019-nat-red\TurdMeru-ab-m-5mn-hno-cos-d450-44ctqbdh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9,318005E-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7,826812E-05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0T19:51:17.25" calcext:value-type="date">
            <text:p>2020-04-20 19:51:17</text:p>
          </table:table-cell>
          <table:table-cell office:value-type="string" calcext:value-type="string">
            <text:p>ACDC\2019-nat-red\TurdMeru-ab-m-5mn-haz-cos-61b23837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2" calcext:value-type="float">
            <text:p>2</text:p>
          </table:table-cell>
          <table:table-cell office:value-type="float" office:value="132.265" calcext:value-type="float">
            <text:p>132,265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6,854264E-05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5,715941E-05</text:p>
          </table:table-cell>
          <table:table-cell office:value-type="float" office:value="0.00008219283" calcext:value-type="float">
            <text:p>8,219283E-05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d500-t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0T19:51:17.3" calcext:value-type="date">
            <text:p>2020-04-20 19:51:17</text:p>
          </table:table-cell>
          <table:table-cell office:value-type="string" calcext:value-type="string">
            <text:p>ACDC\2019-nat-red\TurdMeru-ab-m-5mn-hno-cos-d500-t14-_5umcge0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8.8229999999999" calcext:value-type="float">
            <text:p>38,8229999999999</text:p>
          </table:table-cell>
          <table:table-cell office:value-type="float" office:value="2668.628" calcext:value-type="float">
            <text:p>2668,628</text:p>
          </table:table-cell>
          <table:table-cell office:value-type="float" office:value="0.3345118" calcext:value-type="float">
            <text:p>0,3345118</text:p>
          </table:table-cell>
          <table:table-cell office:value-type="float" office:value="0.04016173" calcext:value-type="float">
            <text:p>0,04016173</text:p>
          </table:table-cell>
          <table:table-cell office:value-type="float" office:value="0.3138886" calcext:value-type="float">
            <text:p>0,3138886</text:p>
          </table:table-cell>
          <table:table-cell office:value-type="float" office:value="0.3345118" calcext:value-type="float">
            <text:p>0,3345118</text:p>
          </table:table-cell>
          <table:table-cell office:value-type="float" office:value="0.00008854373" calcext:value-type="float">
            <text:p>8,854373E-05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7,585934E-05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d4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0T19:51:17.37" calcext:value-type="date">
            <text:p>2020-04-20 19:51:17</text:p>
          </table:table-cell>
          <table:table-cell office:value-type="string" calcext:value-type="string">
            <text:p>ACDC\2019-nat-red\TurdMeru-ab-m-5mn-haz-cos-d450-wzmup5qo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7,88261E-05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6,376685E-05</text:p>
          </table:table-cell>
          <table:table-cell office:value-type="float" office:value="0.00009744177" calcext:value-type="float">
            <text:p>9,744177E-05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d500-t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0T19:51:17.51" calcext:value-type="date">
            <text:p>2020-04-20 19:51:17</text:p>
          </table:table-cell>
          <table:table-cell office:value-type="string" calcext:value-type="string">
            <text:p>ACDC\2019-nat-red\TurdMeru-ab-m-5mn-haz-cos-d500-t14-0oeutbcr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48.431" calcext:value-type="float">
            <text:p>48,431</text:p>
          </table:table-cell>
          <table:table-cell office:value-type="float" office:value="2678.236" calcext:value-type="float">
            <text:p>2678,236</text:p>
          </table:table-cell>
          <table:table-cell office:value-type="float" office:value="0.07340837" calcext:value-type="float">
            <text:p>0,07340837</text:p>
          </table:table-cell>
          <table:table-cell office:value-type="float" office:value="0.001451075" calcext:value-type="float">
            <text:p>0,001451075</text:p>
          </table:table-cell>
          <table:table-cell office:value-type="float" office:value="0.04907113" calcext:value-type="float">
            <text:p>0,04907113</text:p>
          </table:table-cell>
          <table:table-cell office:value-type="float" office:value="0.07340837" calcext:value-type="float">
            <text:p>0,07340837</text:p>
          </table:table-cell>
          <table:table-cell office:value-type="float" office:value="0.0000788839" calcext:value-type="float">
            <text:p>7,88839E-05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6,394844E-05</text:p>
          </table:table-cell>
          <table:table-cell office:value-type="float" office:value="0.00009730759" calcext:value-type="float">
            <text:p>9,730759E-05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d5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0T19:51:17.64" calcext:value-type="date">
            <text:p>2020-04-20 19:51:17</text:p>
          </table:table-cell>
          <table:table-cell office:value-type="string" calcext:value-type="string">
            <text:p>ACDC\2019-nat-red\TurdMeru-ab-m-10mn-hno-cos-d500-g84u71ld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8,587965E-0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7,625844E-05</text:p>
          </table:table-cell>
          <table:table-cell office:value-type="float" office:value="0.00009671473" calcext:value-type="float">
            <text:p>9,671473E-05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0T19:51:17.59" calcext:value-type="date">
            <text:p>2020-04-20 19:51:17</text:p>
          </table:table-cell>
          <table:table-cell office:value-type="string" calcext:value-type="string">
            <text:p>ACDC\2019-nat-red\TurdMeru-ab-m-10mn-hno-cos-ue0yr8wl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4" calcext:value-type="float">
            <text:p>4</text:p>
          </table:table-cell>
          <table:table-cell office:value-type="float" office:value="216.866" calcext:value-type="float">
            <text:p>216,866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7,837464E-05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7,042343E-05</text:p>
          </table:table-cell>
          <table:table-cell office:value-type="float" office:value="0.0000872236" calcext:value-type="float">
            <text:p>8,72236E-05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0T19:51:17.72" calcext:value-type="date">
            <text:p>2020-04-20 19:51:17</text:p>
          </table:table-cell>
          <table:table-cell office:value-type="string" calcext:value-type="string">
            <text:p>ACDC\2019-nat-red\TurdMeru-ab-m-10mn-haz-cos-coi7fcrh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2" calcext:value-type="float">
            <text:p>2</text:p>
          </table:table-cell>
          <table:table-cell office:value-type="float" office:value="222.642" calcext:value-type="float">
            <text:p>222,642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7,024525E-0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6,063364E-05</text:p>
          </table:table-cell>
          <table:table-cell office:value-type="float" office:value="0.00008138047" calcext:value-type="float">
            <text:p>8,138047E-05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d5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0T19:51:17.73" calcext:value-type="date">
            <text:p>2020-04-20 19:51:17</text:p>
          </table:table-cell>
          <table:table-cell office:value-type="string" calcext:value-type="string">
            <text:p>ACDC\2019-nat-red\TurdMeru-ab-m-10mn-haz-cos-d500-og9juiyj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7,6735E-0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6,518661E-05</text:p>
          </table:table-cell>
          <table:table-cell office:value-type="float" office:value="0.00009032929" calcext:value-type="float">
            <text:p>9,032929E-05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d600-t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0T19:51:17.67" calcext:value-type="date">
            <text:p>2020-04-20 19:51:17</text:p>
          </table:table-cell>
          <table:table-cell office:value-type="string" calcext:value-type="string">
            <text:p>ACDC\2019-nat-red\TurdMeru-ab-m-10mn-hno-cos-d600-t18-xk9q0p_z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84.1999999999998" calcext:value-type="float">
            <text:p>84,1999999999998</text:p>
          </table:table-cell>
          <table:table-cell office:value-type="float" office:value="4671.228" calcext:value-type="float">
            <text:p>4671,228</text:p>
          </table:table-cell>
          <table:table-cell office:value-type="float" office:value="0.03795314" calcext:value-type="float">
            <text:p>0,03795314</text:p>
          </table:table-cell>
          <table:table-cell office:value-type="float" office:value="0.005787849" calcext:value-type="float">
            <text:p>0,005787849</text:p>
          </table:table-cell>
          <table:table-cell office:value-type="float" office:value="0.03509802" calcext:value-type="float">
            <text:p>0,03509802</text:p>
          </table:table-cell>
          <table:table-cell office:value-type="float" office:value="0.03795314" calcext:value-type="float">
            <text:p>0,03795314</text:p>
          </table:table-cell>
          <table:table-cell office:value-type="float" office:value="0.00007657615" calcext:value-type="float">
            <text:p>7,657615E-0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6,959122E-05</text:p>
          </table:table-cell>
          <table:table-cell office:value-type="float" office:value="0.00008426217" calcext:value-type="float">
            <text:p>8,426217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d600-t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0T19:51:17.84" calcext:value-type="date">
            <text:p>2020-04-20 19:51:17</text:p>
          </table:table-cell>
          <table:table-cell office:value-type="string" calcext:value-type="string">
            <text:p>ACDC\2019-nat-red\TurdMeru-ab-m-10mn-haz-cos-d600-t18-04_9zy6d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95.5889999999999" calcext:value-type="float">
            <text:p>95,5889999999999</text:p>
          </table:table-cell>
          <table:table-cell office:value-type="float" office:value="4682.617" calcext:value-type="float">
            <text:p>4682,617</text:p>
          </table:table-cell>
          <table:table-cell office:value-type="float" office:value="0.008369863" calcext:value-type="float">
            <text:p>0,008369863</text:p>
          </table:table-cell>
          <table:table-cell office:value-type="float" office:value="0.0003628731" calcext:value-type="float">
            <text:p>0,0003628731</text:p>
          </table:table-cell>
          <table:table-cell office:value-type="float" office:value="0.00514245" calcext:value-type="float">
            <text:p>0,00514245</text:p>
          </table:table-cell>
          <table:table-cell office:value-type="float" office:value="0.008369863" calcext:value-type="float">
            <text:p>0,008369863</text:p>
          </table:table-cell>
          <table:table-cell office:value-type="float" office:value="0.00007271031" calcext:value-type="float">
            <text:p>7,271031E-05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6,243243E-05</text:p>
          </table:table-cell>
          <table:table-cell office:value-type="float" office:value="0.00008468018" calcext:value-type="float">
            <text:p>8,468018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a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0T19:51:18.2" calcext:value-type="date">
            <text:p>2020-04-20 19:51:18</text:p>
          </table:table-cell>
          <table:table-cell office:value-type="string" calcext:value-type="string">
            <text:p>ACDC\2019-nat-red\TurdMeru-ab-ma-5mn-haz-cos-rm51l022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2" calcext:value-type="float">
            <text:p>2</text:p>
          </table:table-cell>
          <table:table-cell office:value-type="float" office:value="6.08400000000029" calcext:value-type="float">
            <text:p>6,08400000000029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6,854264E-05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5,715941E-05</text:p>
          </table:table-cell>
          <table:table-cell office:value-type="float" office:value="0.00008219283" calcext:value-type="float">
            <text:p>8,219283E-05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a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0T19:51:18.17" calcext:value-type="date">
            <text:p>2020-04-20 19:51:18</text:p>
          </table:table-cell>
          <table:table-cell office:value-type="string" calcext:value-type="string">
            <text:p>ACDC\2019-nat-red\TurdMeru-ab-ma-5mn-hno-cos-g4qopf46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8,45433E-05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7,155894E-05</text:p>
          </table:table-cell>
          <table:table-cell office:value-type="float" office:value="0.00009988368" calcext:value-type="float">
            <text:p>9,988368E-05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a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0T19:51:18.25" calcext:value-type="date">
            <text:p>2020-04-20 19:51:18</text:p>
          </table:table-cell>
          <table:table-cell office:value-type="string" calcext:value-type="string">
            <text:p>ACDC\2019-nat-red\TurdMeru-ab-ma-10mn-haz-cos-c9aoiukp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2" calcext:value-type="float">
            <text:p>2</text:p>
          </table:table-cell>
          <table:table-cell office:value-type="float" office:value="5.77599999999984" calcext:value-type="float">
            <text:p>5,77599999999984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7,024525E-0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6,063364E-05</text:p>
          </table:table-cell>
          <table:table-cell office:value-type="float" office:value="0.00008138047" calcext:value-type="float">
            <text:p>8,138047E-05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a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0T19:51:18.22" calcext:value-type="date">
            <text:p>2020-04-20 19:51:18</text:p>
          </table:table-cell>
          <table:table-cell office:value-type="string" calcext:value-type="string">
            <text:p>ACDC\2019-nat-red\TurdMeru-ab-ma-10mn-hno-cos-pkv1ghgx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7,837464E-05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7,042343E-05</text:p>
          </table:table-cell>
          <table:table-cell office:value-type="float" office:value="0.0000872236" calcext:value-type="float">
            <text:p>8,72236E-05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</table:table-row>
        <table:table-row table:style-name="ro1" table:number-rows-repeated="1048523">
          <table:table-cell table:number-columns-repeated="81"/>
        </table:table-row>
        <table:table-row table:style-name="ro1"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Results" style:display-name="PageStyle_All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meta:creation-date>2020-04-20T19:21:15</meta:creation-date>
    <dc:date>2020-04-20T19:53:47.943000000</dc:date>
    <meta:generator>LibreOffice/6.3.2.2$Windows_x86 LibreOffice_project/98b30e735bda24bc04ab42594c85f7fd8be07b9c</meta:generator>
    <dc:creator>Jean-Philippe Meuret</dc:creator>
    <meta:editing-duration>PT35S</meta:editing-duration>
    <meta:editing-cycles>1</meta:editing-cycles>
    <meta:document-statistic meta:table-count="1" meta:cell-count="3818" meta:object-count="0"/>
    <meta:user-defined meta:name="AppVersion">3.0</meta:user-defined>
  </office:meta>
</office:document-meta>
</file>